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number-of-operations-to-make-array-xor-equal-to-k/" text:style-name="Internet_20_link" text:visited-style-name="Visited_20_Internet_20_Link"><text:span text:style-name="T1">2997. Minimum Number of Operations to Make Array XOR Equal to K</text:span></text:a></text:p>
      <text:p text:style-name="P5">Medium</text:p>
      <text:p text:style-name="P5"/>
      <text:p text:style-name="P6"><text:span text:style-name="T1">You are given a </text:span><text:span text:style-name="Strong_20_Emphasis"><text:span text:style-name="T1">0-indexed</text:span></text:span><text:span text:style-name="T1"> integer array </text:span><text:span text:style-name="Source_20_Text"><text:span text:style-name="T2">nums</text:span></text:span><text:span text:style-name="T1"> and a positive integer </text:span><text:span text:style-name="Source_20_Text"><text:span text:style-name="T2">k</text:span></text:span><text:span text:style-name="T1">.</text:span></text:p>
      <text:p text:style-name="P6"><text:span text:style-name="T1">You can apply the following operation on the array </text:span><text:span text:style-name="Strong_20_Emphasis"><text:span text:style-name="T1">any</text:span></text:span><text:span text:style-name="T1"> number of times:</text:span></text:p>
      <text:list xml:id="list1599323004" text:style-name="L1">
        <text:list-item>
          <text:p text:style-name="P7"><text:span text:style-name="T1">Choose </text:span><text:span text:style-name="Strong_20_Emphasis"><text:span text:style-name="T1">any</text:span></text:span><text:span text:style-name="T1"> element of the array and </text:span><text:span text:style-name="Strong_20_Emphasis"><text:span text:style-name="T1">flip</text:span></text:span><text:span text:style-name="T1"> a bit in its </text:span><text:span text:style-name="Strong_20_Emphasis"><text:span text:style-name="T1">binary</text:span></text:span><text:span text:style-name="T1"> representation. Flipping a bit means changing a </text:span><text:span text:style-name="Source_20_Text"><text:span text:style-name="T2">0</text:span></text:span><text:span text:style-name="T1"> to </text:span><text:span text:style-name="Source_20_Text"><text:span text:style-name="T2">1</text:span></text:span><text:span text:style-name="T1"> or vice versa.</text:span></text:p>
        </text:list-item>
      </text:list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operations required to make the bitwise </text:span></text:span><text:span text:style-name="Source_20_Text"><text:span text:style-name="T2">XOR</text:span></text:span><text:span text:style-name="Emphasis"><text:span text:style-name="T1"> of </text:span></text:span><text:span text:style-name="Emphasis"><text:span text:style-name="Strong_20_Emphasis"><text:span text:style-name="T1">all</text:span></text:span></text:span><text:span text:style-name="Emphasis"><text:span text:style-name="T1"> elements of the final array equal to </text:span></text:span><text:span text:style-name="Source_20_Text"><text:span text:style-name="T2">k</text:span></text:span><text:span text:style-name="T1">.</text:span></text:p>
      <text:p text:style-name="P6"><text:span text:style-name="Strong_20_Emphasis"><text:span text:style-name="T1">Note</text:span></text:span><text:span text:style-name="T1"> that you can flip leading zero bits in the binary representation of elements. For example, for the number </text:span><text:span text:style-name="Source_20_Text"><text:span text:style-name="T2">(101)</text:span></text:span><text:span text:style-name="Source_20_Text"><text:span text:style-name="T1">2</text:span></text:span><text:span text:style-name="T1"> you can flip the fourth bit and obtain </text:span><text:span text:style-name="Source_20_Text"><text:span text:style-name="T2">(1101)</text:span></text:span><text:span text:style-name="Source_20_Text"><text:span text:style-name="T1">2</text:span></text:span><text:span text:style-name="T1">.</text:span></text:p>
      <text:p text:style-name="P8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2,1,3,4], k = 1</text:span></text:p>
      <text:p text:style-name="P3"><text:span text:style-name="Strong_20_Emphasis"><text:span text:style-name="T1">Output:</text:span></text:span><text:span text:style-name="T1"> 2</text:span></text:p>
      <text:p text:style-name="P3"><text:span text:style-name="Strong_20_Emphasis"><text:span text:style-name="T1">Explanation:</text:span></text:span><text:span text:style-name="T1"> We can do the following operations:</text:span></text:p>
      <text:p text:style-name="P2">- Choose element 2 which is 3 == (011)2, we flip the first bit and we obtain (010)2 == 2. nums becomes [2,1,2,4].</text:p>
      <text:p text:style-name="P2">- Choose element 0 which is 2 == (010)2, we flip the third bit and we obtain (110)2 = 6. nums becomes [6,1,2,4].</text:p>
      <text:p text:style-name="P2">The XOR of elements of the final array is (6 XOR 1 XOR 2 XOR 4) == 1 == k.</text:p>
      <text:p text:style-name="P1">It can be shown that we cannot make the XOR equal to k in less than 2 operations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2,0,2,0], k = 0</text:span></text:p>
      <text:p text:style-name="P3"><text:span text:style-name="Strong_20_Emphasis"><text:span text:style-name="T1">Output:</text:span></text:span><text:span text:style-name="T1"> 0</text:span></text:p>
      <text:p text:style-name="P4"><text:span text:style-name="Strong_20_Emphasis"><text:span text:style-name="T1">Explanation:</text:span></text:span><text:span text:style-name="T1"> The XOR of elements of the array is (2 XOR 0 XOR 2 XOR 0) == 0 == k. So no operation is needed.</text:span></text:p>
      <text:p text:style-name="P8"> </text:p>
      <text:p text:style-name="P6"><text:span text:style-name="Strong_20_Emphasis"><text:span text:style-name="T1">Constraints:</text:span></text:span></text:p>
      <text:list xml:id="list2778632102" text:style-name="L2">
        <text:list-item>
          <text:p text:style-name="P9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9"><text:span text:style-name="Source_20_Text"><text:span text:style-name="T2">0 &lt;= nums[i] &lt;= 10</text:span></text:span><text:span text:style-name="Source_20_Text"><text:span text:style-name="T1">6</text:span></text:span></text:p>
        </text:list-item>
        <text:list-item>
          <text:p text:style-name="P10"><text:span text:style-name="Source_20_Text"><text:span text:style-name="T2">0 &lt;= k &lt;= 10</text:span></text:span><text:span text:style-name="Source_20_Text"><text:span text:style-name="T1">6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9T18:53:37.574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5" meta:word-count="274" meta:character-count="1331" meta:non-whitespace-character-count="1082"/>
  </office:meta>
</office:document-meta>
</file>